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99cm" fo:margin-left="-0.071cm" fo:margin-right="0cm" fo:margin-top="0cm" fo:margin-bottom="0cm" table:align="margins"/>
    </style:style>
    <style:style style:name="Tableau1.A" style:family="table-column">
      <style:table-column-properties style:column-width="9.347cm" style:rel-column-width="32071*"/>
    </style:style>
    <style:style style:name="Tableau1.B" style:family="table-column">
      <style:table-column-properties style:column-width="1.81cm" style:rel-column-width="6209*"/>
    </style:style>
    <style:style style:name="Tableau1.C" style:family="table-column">
      <style:table-column-properties style:column-width="7.943cm" style:rel-column-width="27255*"/>
    </style:style>
    <style:style style:name="Tableau1.1" style:family="table-row">
      <style:table-row-properties style:min-row-height="5.906cm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C1" style:family="table-cell">
      <style:table-cell-properties fo:padding="0cm" fo:border="none"/>
    </style:style>
    <style:style style:name="Tableau2" style:family="table">
      <style:table-properties style:width="18.889cm" table:align="right"/>
    </style:style>
    <style:style style:name="Tableau2.A" style:family="table-column">
      <style:table-column-properties style:column-width="4.66cm"/>
    </style:style>
    <style:style style:name="Tableau2.B" style:family="table-column">
      <style:table-column-properties style:column-width="4.733cm"/>
    </style:style>
    <style:style style:name="Tableau2.C" style:family="table-column">
      <style:table-column-properties style:column-width="4.748cm"/>
    </style:style>
    <style:style style:name="Tableau2.A1" style:family="table-cell">
      <style:table-cell-properties fo:background-color="transparent" fo:padding="0.097cm" fo:border-left="0.05pt solid #e6e6e6" fo:border-right="none" fo:border-top="0.05pt solid #e6e6e6" fo:border-bottom="0.05pt solid #e6e6e6">
        <style:background-image/>
      </style:table-cell-properties>
    </style:style>
    <style:style style:name="Tableau2.D1" style:family="table-cell">
      <style:table-cell-properties fo:background-color="transparent" fo:padding="0.097cm" fo:border="0.05pt solid #e6e6e6">
        <style:background-image/>
      </style:table-cell-properties>
    </style:style>
    <style:style style:name="Tableau3" style:family="table">
      <style:table-properties style:width="18.872cm" table:align="right"/>
    </style:style>
    <style:style style:name="Tableau3.A" style:family="table-column">
      <style:table-column-properties style:column-width="4.643cm"/>
    </style:style>
    <style:style style:name="Tableau3.B" style:family="table-column">
      <style:table-column-properties style:column-width="4.733cm"/>
    </style:style>
    <style:style style:name="Tableau3.C" style:family="table-column">
      <style:table-column-properties style:column-width="4.748cm"/>
    </style:style>
    <style:style style:name="Tableau3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au3.D1" style:family="table-cell">
      <style:table-cell-properties fo:padding="0.097cm" fo:border="0.05pt solid #e6e6e6"/>
    </style:style>
    <style:style style:name="Tableau4" style:family="table">
      <style:table-properties style:width="18.925cm" fo:margin-left="0.104cm" fo:margin-right="0cm" table:align="margins"/>
    </style:style>
    <style:style style:name="Tableau4.A" style:family="table-column">
      <style:table-column-properties style:column-width="7.142cm" style:rel-column-width="24732*"/>
    </style:style>
    <style:style style:name="Tableau4.B" style:family="table-column">
      <style:table-column-properties style:column-width="3.307cm" style:rel-column-width="11452*"/>
    </style:style>
    <style:style style:name="Tableau4.C" style:family="table-column">
      <style:table-column-properties style:column-width="2.408cm" style:rel-column-width="8337*"/>
    </style:style>
    <style:style style:name="Tableau4.D" style:family="table-column">
      <style:table-column-properties style:column-width="2.09cm" style:rel-column-width="7238*"/>
    </style:style>
    <style:style style:name="Tableau4.E" style:family="table-column">
      <style:table-column-properties style:column-width="1.748cm" style:rel-column-width="6053*"/>
    </style:style>
    <style:style style:name="Tableau4.F" style:family="table-column">
      <style:table-column-properties style:column-width="2.23cm" style:rel-column-width="7723*"/>
    </style:style>
    <style:style style:name="Tableau4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5" style:family="table">
      <style:table-properties style:width="18.941cm" fo:margin-left="0cm" fo:margin-right="0.002cm" table:align="margins"/>
    </style:style>
    <style:style style:name="Tableau5.A" style:family="table-column">
      <style:table-column-properties style:column-width="7.168cm" style:rel-column-width="24802*"/>
    </style:style>
    <style:style style:name="Tableau5.B" style:family="table-column">
      <style:table-column-properties style:column-width="3.307cm" style:rel-column-width="11443*"/>
    </style:style>
    <style:style style:name="Tableau5.C" style:family="table-column">
      <style:table-column-properties style:column-width="2.05cm" style:rel-column-width="7094*"/>
    </style:style>
    <style:style style:name="Tableau5.D" style:family="table-column">
      <style:table-column-properties style:column-width="2.473cm" style:rel-column-width="8559*"/>
    </style:style>
    <style:style style:name="Tableau5.E" style:family="table-column">
      <style:table-column-properties style:column-width="1.482cm" style:rel-column-width="5126*"/>
    </style:style>
    <style:style style:name="Tableau5.F" style:family="table-column">
      <style:table-column-properties style:column-width="2.461cm" style:rel-column-width="8511*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116cm"/>
    </style:style>
    <style:style style:name="Tableau5.A2" style:family="table-cell">
      <style:table-cell-properties fo:padding="0cm" fo:border-left="none" fo:border-right="none" fo:border-top="none" fo:border-bottom="0.05pt solid #e6e6e6"/>
    </style:style>
    <style:style style:name="Tableau6" style:family="table">
      <style:table-properties style:width="18.907cm" fo:margin-left="0.122cm" fo:margin-right="0cm" table:align="margins"/>
    </style:style>
    <style:style style:name="Tableau6.A" style:family="table-column">
      <style:table-column-properties style:column-width="13.651cm" style:rel-column-width="47315*"/>
    </style:style>
    <style:style style:name="Tableau6.B" style:family="table-column">
      <style:table-column-properties style:column-width="1.958cm" style:rel-column-width="6786*"/>
    </style:style>
    <style:style style:name="Tableau6.C" style:family="table-column">
      <style:table-column-properties style:column-width="3.298cm" style:rel-column-width="11434*"/>
    </style:style>
    <style:style style:name="Tableau6.A1" style:family="table-cell">
      <style:table-cell-properties fo:background-color="transparent" fo:padding="0.097cm" fo:border-left="none" fo:border-right="none" fo:border-top="2.5pt solid #ffffff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6.A2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eau6.B2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8.819cm" table:align="right"/>
    </style:style>
    <style:style style:name="Tableau7.A" style:family="table-column">
      <style:table-column-properties style:column-width="18.819cm"/>
    </style:style>
    <style:style style:name="Tableau7.A1" style:family="table-cell">
      <style:table-cell-properties fo:padding="0cm" fo:border="none"/>
    </style:style>
    <style:style style:name="P1" style:family="paragraph" style:parent-style-name="terp_5f_default_5f_1">
      <style:text-properties fo:font-size="13pt" style:font-size-asian="13pt" style:font-size-complex="13pt"/>
    </style:style>
    <style:style style:name="T1" style:family="text">
      <style:text-properties officeooo:rsid="0017ec20"/>
    </style:style>
    <style:style style:name="Sect1" style:family="section">
      <style:section-properties fo:margin-left="0.086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terp_5f_default_5f_8">[[ setLang(o.partner_id.lang) ]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erp_5f_default_5f_Bold_5f_9">Shipping address :</text:p>
            <text:p text:style-name="terp_5f_default_5f_9">[[ (o.partner_id and o.partner_id.title and o.partner_id.title.name) or '' ]] [[ (o.partner_id <text:s/>and o.partner_id.name) or '' ]]</text:p>
            <text:p text:style-name="terp_5f_default_5f_9">[[ (o.partner_shipping_id <text:s/>and o.partner_shipping_id.street) or '' ]]</text:p>
            <text:p text:style-name="terp_5f_default_5f_9">[[ (o.partner_shipping_id <text:s/>and o.partner_shipping_id.street2) or removeParentNode('para') <text:s/>]]</text:p>
            <text:p text:style-name="terp_5f_default_5f_9">[[ (o.partner_shipping_id <text:s/>and o.partner_shipping_id.zip) or '' ]] [[ (o.partner_shipping_id <text:s/>and o.partner_shipping_id.city) or '' ]]</text:p>
            <text:p text:style-name="terp_5f_default_5f_9">[[ (o.partner_shipping_id <text:s/>and o.partner_shipping_id.state_id and o.partner_shipping_id.state_id.name) or removeParentNode('para') ]] </text:p>
            <text:p text:style-name="terp_5f_default_5f_9">[[ (o.partner_shipping_id <text:s/>and o.partner_shipping_id.country_id and o.partner_shipping_id.country_id.name) or '' ]]</text:p>
            <text:p text:style-name="terp_5f_default_5f_9"/>
            <text:p text:style-name="terp_5f_default_5f_Bold_5f_9">Invoice address :</text:p>
            <text:p text:style-name="terp_5f_default_5f_9">[[ (o.partner_invoice_id <text:s/>and o.partner_invoice_id.title <text:s/>and o.partner_invoice_id.title.name) or '' ]] [[ (o.partner_invoice_id <text:s/>and o.partner_invoice_id.name) or '' ]]</text:p>
            <text:p text:style-name="terp_5f_default_5f_9">[[ (o.partner_invoice_id <text:s/>and o.partner_invoice_id.street) or '' ]] </text:p>
            <text:p text:style-name="terp_5f_default_5f_9">[[ (o.partner_invoice_id <text:s/>and o.partner_invoice_id.street2) or removeParentNode('para') ]]</text:p>
            <text:p text:style-name="terp_5f_default_5f_9">[[ (o.partner_invoice_id <text:s/>and o.partner_invoice_id.zip) or '' <text:s/>]] [[ (o.partner_invoice_id <text:s/>and o.partner_invoice_id.city) or '' ]]</text:p>
            <text:p text:style-name="terp_5f_default_5f_9">[[ (o.partner_invoice_id <text:s/>and o.partner_invoice_id.state_id and o.partner_invoice_id.state_id.name) or removeParentNode('para') ]]</text:p>
            <text:p text:style-name="terp_5f_default_5f_9">[[ (o.partner_invoice_id <text:s/>and o.partner_invoice_id.country_id and <text:s/>o.partner_invoice_id.country_id.name) or '' ]]</text:p>
          </table:table-cell>
          <table:table-cell table:style-name="Tableau1.A1" office:value-type="string">
            <text:p text:style-name="terp_5f_default_5f_8"/>
          </table:table-cell>
          <table:table-cell table:style-name="Tableau1.C1" office:value-type="string">
            <text:p text:style-name="terp_5f_default_5f_9">[[ (o.partner_id and o.partner_id.title and o.partner_id.title.name) or '' <text:s/>]] [[ <text:s/>(o.partner_id and o.partner_id.name) or '' ]]</text:p>
            <text:p text:style-name="terp_5f_default_5f_9">[[ (o.partner_order_id <text:s/>and o.partner_order_id.street) or '' ]]</text:p>
            <text:p text:style-name="terp_5f_default_5f_9">[[ (o.partner_order_id <text:s/>and o.partner_order_id.street2) or removeParentNode('para') ]]</text:p>
            <text:p text:style-name="terp_5f_default_5f_9">[[ (o.partner_order_id <text:s/>and o.partner_order_id.zip) or '' ]] [[ (o.partner_order_id <text:s/>and o.partner_order_id.city) or '' ]]</text:p>
            <text:p text:style-name="terp_5f_default_5f_9">[[ (o.partner_order_id <text:s/>and o.partner_order_id.state_id and o.partner_order_id.state_id.name) or removeParentNode('para')]] [[ (o.partner_order_id and o.partner_order_id.country_id and o.partner_order_id.country_id.name) or '' ]]</text:p>
            <text:p text:style-name="terp_5f_default_5f_9"/>
            <text:p text:style-name="terp_5f_default_5f_9">Tel. : [[ (o.partner_order_id <text:s/>and o.partner_order_id.phone) or removeParentNode('para') ]]</text:p>
            <text:p text:style-name="terp_5f_default_5f_9">Fax : [[ (o.partner_order_id <text:s/>and o.partner_order_id.fax) or removeParentNode('para') <text:s/>]]</text:p>
            <text:p text:style-name="terp_5f_default_5f_9">TVA : [[ (o.partner_id <text:s/>and o.partner_id.vat) or removeParentNode('para') ]]</text:p>
            <text:p text:style-name="terp_5f_default_5f_9"/>
          </table:table-cell>
        </table:table-row>
      </table:table>
      <text:p text:style-name="terp_5f_default_5f_8"/>
      <text:p text:style-name="terp_5f_header">[[ o.state&lt;&gt;'draft' and removeParentNode('para') ]] Quotation N° [[ o.name ]]</text:p>
      <text:p text:style-name="terp_5f_header">[[ o.state=='draft' and removeParentNode('para') ]] Order N° [[ o.name ]]</text:p>
      <text:p text:style-name="terp_5f_default_5f_8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terp_5f_tblheader_5f_General_5f_Centre">Your Reference </text:p>
          </table:table-cell>
          <table:table-cell table:style-name="Tableau2.A1" office:value-type="string">
            <text:p text:style-name="terp_5f_tblheader_5f_General_5f_Centre">[[ o.state=='draft' and removeParentNode('para') ]] Date Ordered</text:p>
            <text:p text:style-name="terp_5f_tblheader_5f_General_5f_Centre">[[ o.state &lt;&gt; 'draft' and removeParentNode('para') ]] Quotation Date</text:p>
          </table:table-cell>
          <table:table-cell table:style-name="Tableau2.A1" office:value-type="string">
            <text:p text:style-name="terp_5f_tblheader_5f_General_5f_Centre">Our Salesman </text:p>
          </table:table-cell>
          <table:table-cell table:style-name="Tableau2.D1" office:value-type="string">
            <text:p text:style-name="terp_5f_tblheader_5f_General_5f_Centre">Payment Terms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>
          <table:table-cell table:style-name="Tableau3.A1" office:value-type="string">
            <text:p text:style-name="terp_5f_default_5f_Centre_5f_8">[[ o.client_order_ref ]]</text:p>
          </table:table-cell>
          <table:table-cell table:style-name="Tableau3.A1" office:value-type="string">
            <text:p text:style-name="terp_5f_default_5f_Centre_5f_8">[[ formatLang(o.date_order,date = True) ]]</text:p>
          </table:table-cell>
          <table:table-cell table:style-name="Tableau3.A1" office:value-type="string">
            <text:p text:style-name="terp_5f_default_5f_Centre_5f_8">[[ (o.user_id <text:s/>and o.user_id.name) or '' ]]</text:p>
          </table:table-cell>
          <table:table-cell table:style-name="Tableau3.D1" office:value-type="string">
            <text:p text:style-name="terp_5f_default_5f_Centre_5f_8">[[ (o.payment_term <text:s/>and o.payment_term.name) or '' ]]</text:p>
          </table:table-cell>
        </table:table-row>
      </table:table>
      <text:p text:style-name="terp_5f_default_5f_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terp_5f_tblheader_5f_Details">Description</text:p>
            </table:table-cell>
            <table:table-cell table:style-name="Tableau4.A1" office:value-type="string">
              <text:p text:style-name="terp_5f_tblheader_5f_Details_5f_Centre">Réservations</text:p>
            </table:table-cell>
            <table:table-cell table:style-name="Tableau4.A1" office:value-type="string">
              <text:p text:style-name="terp_5f_tblheader_5f_Details_5f_Right">Quantity</text:p>
            </table:table-cell>
            <table:table-cell table:style-name="Tableau4.A1" office:value-type="string">
              <text:p text:style-name="terp_5f_tblheader_5f_Details_5f_Right">Unit Price</text:p>
            </table:table-cell>
            <table:table-cell table:style-name="Tableau4.A1" office:value-type="string">
              <text:p text:style-name="terp_5f_tblheader_5f_Details_5f_Right">Disc.(%)</text:p>
            </table:table-cell>
            <table:table-cell table:style-name="Tableau4.A1" office:value-type="string">
              <text:p text:style-name="terp_5f_tblheader_5f_Details_5f_Right">Price</text:p>
            </table:table-cell>
          </table:table-row>
        </table:table-header-rows>
      </table:table>
      <text:section text:style-name="Sect1" text:name="Section2">
        <text:p text:style-name="P1"><text:drop-down text:name=""><text:label text:value="[[repeatIn(getLines(o),'line')]]"/><text:label text:value="[[ [[repeatIn(getLines(o),'line')]] ]]"/>[[repeatIn(getLines(o),'line')]]</text:drop-down>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terp_5f_default_5f_9"><text:drop-down text:name=""><text:label text:value="[[ line['name'] ]]"/><text:label text:value="[[ [[ line['name'] ]] ]]"/>[[ line['name'] ]]</text:drop-down></text:p>
            </table:table-cell>
            <table:table-cell table:style-name="Tableau5.A1" office:value-type="string">
              <text:p text:style-name="terp_5f_default_5f_Centre_5f_9"><text:drop-down text:name=""><text:label text:value="[[ line['qty'] ]]"/><text:label text:value="[[ [[ line['qty'] ]] ]]"/>[[ line['qty'] ]]</text:drop-down></text:p>
            </table:table-cell>
            <table:table-cell table:style-name="Tableau5.A1" office:value-type="string">
              <text:p text:style-name="terp_5f_default_5f_Right_5f_9"><text:drop-down text:name=""><text:label text:value="[[ formatLang(line['uom_qty'] ]] [[ line['uom_name'] ]]"/><text:label text:value="[[ [[ formatLang(line['uom_qty'] ]] [[ line['uom_name'] ]] ]]"/>[[ formatLang(line['uom_qty'] ]] [[ line['uom_name'] ]]</text:drop-down> </text:p>
            </table:table-cell>
            <table:table-cell table:style-name="Tableau5.A1" office:value-type="string">
              <text:p text:style-name="terp_5f_default_5f_Right_5f_9"><text:drop-down text:name=""><text:label text:value="[[ formatLang(line[''unit_price] )  ]]"/><text:label text:value="[[ [[ formatLang(line[''unit_price] )  ]] ]]"/>[[ formatLang(line[''unit_price] )  ]]</text:drop-down></text:p>
            </table:table-cell>
            <table:table-cell table:style-name="Tableau5.A1" office:value-type="string">
              <text:p text:style-name="terp_5f_default_5f_Right_5f_9"><text:drop-down text:name=""><text:label text:value="[[ formatLang(line['discount'])  ]]"/><text:label text:value="[[ [[ formatLang(line['discount'])  ]] ]]"/>[[ formatLang(line['discount'])  ]]</text:drop-down></text:p>
            </table:table-cell>
            <table:table-cell table:style-name="Tableau5.A1" office:value-type="string">
              <text:p text:style-name="terp_5f_default_5f_Right_5f_9"><text:drop-down text:name=""><text:label text:value="[[ formatLang(line.['subtotal'], digits=get_digits(dp='Sale Price')) ]] [[ o.pricelist_id.currency_id.symbol ]]"/><text:label text:value="[[ [[ formatLang(line.['subtotal'], digits=get_digits(dp='Sale Price')) ]] [[ o.pricelist_id.currency_id.symbol ]]a ]]"/>[[ formatLang(line.['subtotal'], digits=get_digits(dp='Sale Price')) ]] [[ o.pricelist_id.currency_id.symbol ]]</text:drop-down></text:p>
            </table:table-cell>
          </table:table-row>
          <table:table-row table:style-name="Tableau5.2">
            <table:table-cell table:style-name="Tableau5.A2" office:value-type="string">
              <text:p text:style-name="terp_5f_default_5f_Italic"><text:drop-down text:name=""><text:label text:value="[[ format(False or removeParentNode('tr')) ]]"/><text:label text:value="[[ [[ format(False or removeParentNode('tr')) ]] ]]"/>[[ format(False or removeParentNode('tr')) ]]</text:drop-down></text:p>
            </table:table-cell>
            <table:table-cell table:style-name="Tableau5.A2" office:value-type="string">
              <text:p text:style-name="terp_5f_default_5f_Centre_5f_9"/>
            </table:table-cell>
            <table:table-cell table:style-name="Tableau5.A2" office:value-type="string">
              <text:p text:style-name="terp_5f_default_5f_Right_5f_9"/>
            </table:table-cell>
            <table:table-cell table:style-name="Tableau5.A2" office:value-type="string">
              <text:p text:style-name="terp_5f_default_5f_Right_5f_9"/>
            </table:table-cell>
            <table:table-cell table:style-name="Tableau5.A2" office:value-type="string">
              <text:p text:style-name="terp_5f_default_5f_Right_5f_9"/>
            </table:table-cell>
            <table:table-cell table:style-name="Tableau5.A2" office:value-type="string">
              <text:p text:style-name="terp_5f_default_5f_Right_5f_9"/>
            </table:table-cell>
          </table:table-row>
        </table:table>
      </text:section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terp_5f_default_5f_9"/>
          </table:table-cell>
          <table:table-cell table:style-name="Tableau6.B1" office:value-type="string">
            <text:p text:style-name="terp_5f_default_5f_9">Net Total :</text:p>
          </table:table-cell>
          <table:table-cell table:style-name="Tableau6.B1" office:value-type="string">
            <text:p text:style-name="terp_5f_default_5f_Right_5f_9">[[ formatLang(o.amount_untaxed , digits=get_digits(dp='Sale Price')) <text:s/>]] [[ o.pricelist_id.currency_id. symbol ]]</text:p>
          </table:table-cell>
        </table:table-row>
        <table:table-row>
          <table:table-cell table:style-name="Tableau6.A2" office:value-type="string">
            <text:p text:style-name="terp_5f_default_5f_9"/>
          </table:table-cell>
          <table:table-cell table:style-name="Tableau6.B2" office:value-type="string">
            <text:p text:style-name="terp_5f_default_5f_9">Taxes :</text:p>
          </table:table-cell>
          <table:table-cell table:style-name="Tableau6.B2" office:value-type="string">
            <text:p text:style-name="terp_5f_default_5f_Right_5f_9">[[ formatLang(o.amount_tax , digits=get_digits(dp='Sale Price')) <text:s/>]] [[ o.pricelist_id.currency_id. symbol ]]</text:p>
          </table:table-cell>
        </table:table-row>
        <table:table-row>
          <table:table-cell table:style-name="Tableau6.A2" office:value-type="string">
            <text:p text:style-name="terp_5f_default_5f_9"/>
          </table:table-cell>
          <table:table-cell table:style-name="Tableau6.B1" office:value-type="string">
            <text:p text:style-name="terp_5f_default_5f_Bold_5f_9">Total :</text:p>
          </table:table-cell>
          <table:table-cell table:style-name="Tableau6.B1" office:value-type="string">
            <text:p text:style-name="terp_5f_default_5f_Right_5f_9_5f_Bold">[[ formatLang(o.amount_total , digits=get_digits(dp='Sale Price')) ]] <text:s/>[[ o.pricelist_id.currency_id. symbol ]] </text:p>
          </table:table-cell>
        </table:table-row>
      </table:table>
      <text:p text:style-name="terp_5f_default_5f_8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erp_5f_default_5f_9">[[ format(o.note or '') ]]</text:p>
          </table:table-cell>
        </table:table-row>
        <table:table-row>
          <table:table-cell table:style-name="Tableau7.A1" office:value-type="string">
            <text:p text:style-name="terp_5f_default_5f_9">[[ format((o.partner_id and o.partner_id.property_payment_term and o.partner_id.property_payment_term.note) or '') ]]</text:p>
          </table:table-cell>
        </table:table-row>
      </table:table>
      <text:p text:style-name="terp_5f_default_5f_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543cm" fo:margin-right="1.42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creator>Nonow </dc:creator>
    <dc:date>2013-11-05T14:41:55</dc:date>
    <meta:editing-cycles>816</meta:editing-cycles>
    <meta:editing-duration>P1DT11H9M37S</meta:editing-duration>
    <meta:document-statistic meta:table-count="7" meta:image-count="0" meta:object-count="0" meta:page-count="2" meta:paragraph-count="57" meta:word-count="377" meta:character-count="3742" meta:non-whitespace-character-count="3379"/>
    <meta:user-defined meta:name="Info 1">http://localhost:8069</meta:user-defined>
    <meta:user-defined meta:name="Info 2">admin</meta:user-defined>
    <meta:user-defined meta:name="Info 3">390</meta:user-defined>
    <meta:user-defined meta:name="Info 4">sale.order</meta:user-defined>
  </office:meta>
</office:document-meta>
</file>